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Calculation" style:data-style-name="N0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c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" style:family="table-cell" style:parent-style-name="Excel_20_Built-in_20_Calculation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C24_Fiji</text:p>
          </table:table-cell>
          <table:table-cell table:style-name="ce1" office:value-type="string" calcext:value-type="string">
            <text:p>C48_Fiji</text:p>
          </table:table-cell>
          <table:table-cell table:style-name="ce1" office:value-type="string" calcext:value-type="string">
            <text:p>C72_Fiji</text:p>
          </table:table-cell>
          <table:table-cell table:style-name="ce6" office:value-type="string" calcext:value-type="string">
            <text:p>C24_WM</text:p>
          </table:table-cell>
          <table:table-cell table:style-name="ce6" office:value-type="string" calcext:value-type="string">
            <text:p>C48_WM</text:p>
          </table:table-cell>
          <table:table-cell table:style-name="ce6" office:value-type="string" calcext:value-type="string">
            <text:p>C72_WM</text:p>
          </table:table-cell>
          <table:table-cell table:number-columns-repeated="16378"/>
        </table:table-row>
        <table:table-row table:style-name="ro1">
          <table:table-cell table:style-name="ce2" office:value-type="float" office:value="399.056" calcext:value-type="float">
            <text:p>399,056</text:p>
          </table:table-cell>
          <table:table-cell table:style-name="ce2" office:value-type="float" office:value="729.852" calcext:value-type="float">
            <text:p>729,852</text:p>
          </table:table-cell>
          <table:table-cell table:style-name="ce4" office:value-type="float" office:value="954.228" calcext:value-type="float">
            <text:p>954,228</text:p>
          </table:table-cell>
          <table:table-cell office:value-type="float" office:value="259.307" calcext:value-type="float">
            <text:p>259,307</text:p>
          </table:table-cell>
          <table:table-cell office:value-type="float" office:value="795.225" calcext:value-type="float">
            <text:p>795,225</text:p>
          </table:table-cell>
          <table:table-cell office:value-type="float" office:value="1093.604" calcext:value-type="float">
            <text:p>1093,604</text:p>
          </table:table-cell>
          <table:table-cell table:number-columns-repeated="16378"/>
        </table:table-row>
        <table:table-row table:style-name="ro1">
          <table:table-cell office:value-type="float" office:value="338.102" calcext:value-type="float">
            <text:p>338,102</text:p>
          </table:table-cell>
          <table:table-cell office:value-type="float" office:value="703.343" calcext:value-type="float">
            <text:p>703,343</text:p>
          </table:table-cell>
          <table:table-cell office:value-type="float" office:value="895.646" calcext:value-type="float">
            <text:p>895,646</text:p>
          </table:table-cell>
          <table:table-cell office:value-type="float" office:value="236.137" calcext:value-type="float">
            <text:p>236,137</text:p>
          </table:table-cell>
          <table:table-cell office:value-type="float" office:value="726.893" calcext:value-type="float">
            <text:p>726,893</text:p>
          </table:table-cell>
          <table:table-cell office:value-type="float" office:value="956.896" calcext:value-type="float">
            <text:p>956,896</text:p>
          </table:table-cell>
          <table:table-cell table:number-columns-repeated="16378"/>
        </table:table-row>
        <table:table-row table:style-name="ro1">
          <table:table-cell office:value-type="float" office:value="474.771" calcext:value-type="float">
            <text:p>474,771</text:p>
          </table:table-cell>
          <table:table-cell office:value-type="float" office:value="663.11" calcext:value-type="float">
            <text:p>663,11</text:p>
          </table:table-cell>
          <table:table-cell office:value-type="float" office:value="1011.789" calcext:value-type="float">
            <text:p>1011,789</text:p>
          </table:table-cell>
          <table:table-cell office:value-type="float" office:value="368.662" calcext:value-type="float">
            <text:p>368,662</text:p>
          </table:table-cell>
          <table:table-cell office:value-type="float" office:value="785.147" calcext:value-type="float">
            <text:p>785,147</text:p>
          </table:table-cell>
          <table:table-cell office:value-type="float" office:value="875.453" calcext:value-type="float">
            <text:p>875,453</text:p>
          </table:table-cell>
          <table:table-cell table:number-columns-repeated="16378"/>
        </table:table-row>
        <table:table-row table:style-name="ro1">
          <table:table-cell office:value-type="float" office:value="348.254" calcext:value-type="float">
            <text:p>348,254</text:p>
          </table:table-cell>
          <table:table-cell office:value-type="float" office:value="753.316" calcext:value-type="float">
            <text:p>753,316</text:p>
          </table:table-cell>
          <table:table-cell office:value-type="float" office:value="1120.259" calcext:value-type="float">
            <text:p>1120,259</text:p>
          </table:table-cell>
          <table:table-cell office:value-type="float" office:value="429.233" calcext:value-type="float">
            <text:p>429,233</text:p>
          </table:table-cell>
          <table:table-cell office:value-type="float" office:value="732.713" calcext:value-type="float">
            <text:p>732,713</text:p>
          </table:table-cell>
          <table:table-cell office:value-type="float" office:value="1022.736" calcext:value-type="float">
            <text:p>1022,736</text:p>
          </table:table-cell>
          <table:table-cell table:number-columns-repeated="16378"/>
        </table:table-row>
        <table:table-row table:style-name="ro1">
          <table:table-cell office:value-type="float" office:value="365.264" calcext:value-type="float">
            <text:p>365,264</text:p>
          </table:table-cell>
          <table:table-cell office:value-type="float" office:value="607.73" calcext:value-type="float">
            <text:p>607,73</text:p>
          </table:table-cell>
          <table:table-cell office:value-type="float" office:value="1037.787" calcext:value-type="float">
            <text:p>1037,787</text:p>
          </table:table-cell>
          <table:table-cell office:value-type="float" office:value="367.332" calcext:value-type="float">
            <text:p>367,332</text:p>
          </table:table-cell>
          <table:table-cell office:value-type="float" office:value="713.763" calcext:value-type="float">
            <text:p>713,763</text:p>
          </table:table-cell>
          <table:table-cell office:value-type="float" office:value="1092.416" calcext:value-type="float">
            <text:p>1092,416</text:p>
          </table:table-cell>
          <table:table-cell table:number-columns-repeated="16378"/>
        </table:table-row>
        <table:table-row table:style-name="ro1">
          <table:table-cell office:value-type="float" office:value="335.093" calcext:value-type="float">
            <text:p>335,093</text:p>
          </table:table-cell>
          <table:table-cell office:value-type="float" office:value="903.59" calcext:value-type="float">
            <text:p>903,59</text:p>
          </table:table-cell>
          <table:table-cell office:value-type="float" office:value="1162.544" calcext:value-type="float">
            <text:p>1162,544</text:p>
          </table:table-cell>
          <table:table-cell office:value-type="float" office:value="309.29" calcext:value-type="float">
            <text:p>309,29</text:p>
          </table:table-cell>
          <table:table-cell office:value-type="float" office:value="695.961" calcext:value-type="float">
            <text:p>695,961</text:p>
          </table:table-cell>
          <table:table-cell office:value-type="float" office:value="1012.847" calcext:value-type="float">
            <text:p>1012,847</text:p>
          </table:table-cell>
          <table:table-cell table:number-columns-repeated="16378"/>
        </table:table-row>
        <table:table-row table:style-name="ro1">
          <table:table-cell office:value-type="float" office:value="371.866" calcext:value-type="float">
            <text:p>371,866</text:p>
          </table:table-cell>
          <table:table-cell office:value-type="float" office:value="696.198" calcext:value-type="float">
            <text:p>696,198</text:p>
          </table:table-cell>
          <table:table-cell office:value-type="float" office:value="1199.712" calcext:value-type="float">
            <text:p>1199,712</text:p>
          </table:table-cell>
          <table:table-cell office:value-type="float" office:value="397.471" calcext:value-type="float">
            <text:p>397,471</text:p>
          </table:table-cell>
          <table:table-cell office:value-type="float" office:value="693.705" calcext:value-type="float">
            <text:p>693,705</text:p>
          </table:table-cell>
          <table:table-cell office:value-type="float" office:value="1128.828" calcext:value-type="float">
            <text:p>1128,828</text:p>
          </table:table-cell>
          <table:table-cell table:number-columns-repeated="3"/>
          <table:table-cell table:style-name="ce7"/>
          <table:table-cell table:number-columns-repeated="16374"/>
        </table:table-row>
        <table:table-row table:style-name="ro1">
          <table:table-cell office:value-type="float" office:value="387.619" calcext:value-type="float">
            <text:p>387,619</text:p>
          </table:table-cell>
          <table:table-cell office:value-type="float" office:value="709.86" calcext:value-type="float">
            <text:p>709,86</text:p>
          </table:table-cell>
          <table:table-cell office:value-type="float" office:value="986.511" calcext:value-type="float">
            <text:p>986,511</text:p>
          </table:table-cell>
          <table:table-cell office:value-type="float" office:value="491.716" calcext:value-type="float">
            <text:p>491,716</text:p>
          </table:table-cell>
          <table:table-cell office:value-type="float" office:value="628.935" calcext:value-type="float">
            <text:p>628,935</text:p>
          </table:table-cell>
          <table:table-cell office:value-type="float" office:value="1174.625" calcext:value-type="float">
            <text:p>1174,625</text:p>
          </table:table-cell>
          <table:table-cell table:number-columns-repeated="16378"/>
        </table:table-row>
        <table:table-row table:style-name="ro1">
          <table:table-cell office:value-type="float" office:value="466.08" calcext:value-type="float">
            <text:p>466,08</text:p>
          </table:table-cell>
          <table:table-cell office:value-type="float" office:value="727.413" calcext:value-type="float">
            <text:p>727,413</text:p>
          </table:table-cell>
          <table:table-cell office:value-type="float" office:value="1023.608" calcext:value-type="float">
            <text:p>1023,608</text:p>
          </table:table-cell>
          <table:table-cell office:value-type="float" office:value="327.373" calcext:value-type="float">
            <text:p>327,373</text:p>
          </table:table-cell>
          <table:table-cell office:value-type="float" office:value="851.969" calcext:value-type="float">
            <text:p>851,969</text:p>
          </table:table-cell>
          <table:table-cell office:value-type="float" office:value="989.23" calcext:value-type="float">
            <text:p>989,23</text:p>
          </table:table-cell>
          <table:table-cell table:number-columns-repeated="16378"/>
        </table:table-row>
        <table:table-row table:style-name="ro1">
          <table:table-cell office:value-type="float" office:value="415.055" calcext:value-type="float">
            <text:p>415,055</text:p>
          </table:table-cell>
          <table:table-cell office:value-type="float" office:value="735.805" calcext:value-type="float">
            <text:p>735,805</text:p>
          </table:table-cell>
          <table:table-cell office:value-type="float" office:value="1092.268" calcext:value-type="float">
            <text:p>1092,268</text:p>
          </table:table-cell>
          <table:table-cell office:value-type="float" office:value="376.034" calcext:value-type="float">
            <text:p>376,034</text:p>
          </table:table-cell>
          <table:table-cell office:value-type="float" office:value="689.763" calcext:value-type="float">
            <text:p>689,763</text:p>
          </table:table-cell>
          <table:table-cell office:value-type="float" office:value="999.795" calcext:value-type="float">
            <text:p>999,795</text:p>
          </table:table-cell>
          <table:table-cell table:number-columns-repeated="16378"/>
        </table:table-row>
        <table:table-row table:style-name="ro1">
          <table:table-cell office:value-type="float" office:value="352.331" calcext:value-type="float">
            <text:p>352,331</text:p>
          </table:table-cell>
          <table:table-cell office:value-type="float" office:value="688.352" calcext:value-type="float">
            <text:p>688,352</text:p>
          </table:table-cell>
          <table:table-cell office:value-type="float" office:value="813.623" calcext:value-type="float">
            <text:p>813,623</text:p>
          </table:table-cell>
          <table:table-cell office:value-type="float" office:value="372.684" calcext:value-type="float">
            <text:p>372,684</text:p>
          </table:table-cell>
          <table:table-cell office:value-type="float" office:value="694.527" calcext:value-type="float">
            <text:p>694,527</text:p>
          </table:table-cell>
          <table:table-cell office:value-type="float" office:value="1079.79" calcext:value-type="float">
            <text:p>1079,79</text:p>
          </table:table-cell>
          <table:table-cell table:number-columns-repeated="16378"/>
        </table:table-row>
        <table:table-row table:style-name="ro1">
          <table:table-cell office:value-type="float" office:value="330.374" calcext:value-type="float">
            <text:p>330,374</text:p>
          </table:table-cell>
          <table:table-cell office:value-type="float" office:value="628.615" calcext:value-type="float">
            <text:p>628,615</text:p>
          </table:table-cell>
          <table:table-cell office:value-type="float" office:value="1112.192" calcext:value-type="float">
            <text:p>1112,192</text:p>
          </table:table-cell>
          <table:table-cell office:value-type="float" office:value="315.677" calcext:value-type="float">
            <text:p>315,677</text:p>
          </table:table-cell>
          <table:table-cell office:value-type="float" office:value="750.554" calcext:value-type="float">
            <text:p>750,554</text:p>
          </table:table-cell>
          <table:table-cell office:value-type="float" office:value="801.505" calcext:value-type="float">
            <text:p>801,505</text:p>
          </table:table-cell>
          <table:table-cell table:number-columns-repeated="16378"/>
        </table:table-row>
        <table:table-row table:style-name="ro1">
          <table:table-cell office:value-type="float" office:value="395.199" calcext:value-type="float">
            <text:p>395,199</text:p>
          </table:table-cell>
          <table:table-cell office:value-type="float" office:value="647.552" calcext:value-type="float">
            <text:p>647,552</text:p>
          </table:table-cell>
          <table:table-cell office:value-type="float" office:value="928.961" calcext:value-type="float">
            <text:p>928,961</text:p>
          </table:table-cell>
          <table:table-cell office:value-type="float" office:value="387.273" calcext:value-type="float">
            <text:p>387,273</text:p>
          </table:table-cell>
          <table:table-cell office:value-type="float" office:value="728.615" calcext:value-type="float">
            <text:p>728,615</text:p>
          </table:table-cell>
          <table:table-cell office:value-type="float" office:value="889.529" calcext:value-type="float">
            <text:p>889,529</text:p>
          </table:table-cell>
          <table:table-cell table:number-columns-repeated="16378"/>
        </table:table-row>
        <table:table-row table:style-name="ro1">
          <table:table-cell office:value-type="float" office:value="375.537" calcext:value-type="float">
            <text:p>375,537</text:p>
          </table:table-cell>
          <table:table-cell office:value-type="float" office:value="649.649" calcext:value-type="float">
            <text:p>649,649</text:p>
          </table:table-cell>
          <table:table-cell office:value-type="float" office:value="1008.787" calcext:value-type="float">
            <text:p>1008,787</text:p>
          </table:table-cell>
          <table:table-cell office:value-type="float" office:value="381.965" calcext:value-type="float">
            <text:p>381,965</text:p>
          </table:table-cell>
          <table:table-cell office:value-type="float" office:value="806.43" calcext:value-type="float">
            <text:p>806,43</text:p>
          </table:table-cell>
          <table:table-cell office:value-type="float" office:value="1097.87" calcext:value-type="float">
            <text:p>1097,87</text:p>
          </table:table-cell>
          <table:table-cell table:number-columns-repeated="16378"/>
        </table:table-row>
        <table:table-row table:style-name="ro1">
          <table:table-cell office:value-type="float" office:value="467.73" calcext:value-type="float">
            <text:p>467,73</text:p>
          </table:table-cell>
          <table:table-cell office:value-type="float" office:value="736.276" calcext:value-type="float">
            <text:p>736,276</text:p>
          </table:table-cell>
          <table:table-cell office:value-type="float" office:value="981.291" calcext:value-type="float">
            <text:p>981,291</text:p>
          </table:table-cell>
          <table:table-cell office:value-type="float" office:value="332.129" calcext:value-type="float">
            <text:p>332,129</text:p>
          </table:table-cell>
          <table:table-cell office:value-type="float" office:value="704.773" calcext:value-type="float">
            <text:p>704,773</text:p>
          </table:table-cell>
          <table:table-cell office:value-type="float" office:value="966.706" calcext:value-type="float">
            <text:p>966,706</text:p>
          </table:table-cell>
          <table:table-cell table:number-columns-repeated="16378"/>
        </table:table-row>
        <table:table-row table:style-name="ro1">
          <table:table-cell office:value-type="float" office:value="341.044" calcext:value-type="float">
            <text:p>341,044</text:p>
          </table:table-cell>
          <table:table-cell office:value-type="float" office:value="757.438" calcext:value-type="float">
            <text:p>757,438</text:p>
          </table:table-cell>
          <table:table-cell office:value-type="float" office:value="1140.568" calcext:value-type="float">
            <text:p>1140,568</text:p>
          </table:table-cell>
          <table:table-cell office:value-type="float" office:value="281.541" calcext:value-type="float">
            <text:p>281,541</text:p>
          </table:table-cell>
          <table:table-cell office:value-type="float" office:value="724.388" calcext:value-type="float">
            <text:p>724,388</text:p>
          </table:table-cell>
          <table:table-cell office:value-type="float" office:value="895.723" calcext:value-type="float">
            <text:p>895,723</text:p>
          </table:table-cell>
          <table:table-cell table:number-columns-repeated="16378"/>
        </table:table-row>
        <table:table-row table:style-name="ro1">
          <table:table-cell office:value-type="float" office:value="427.167" calcext:value-type="float">
            <text:p>427,167</text:p>
          </table:table-cell>
          <table:table-cell office:value-type="float" office:value="832.341" calcext:value-type="float">
            <text:p>832,341</text:p>
          </table:table-cell>
          <table:table-cell office:value-type="float" office:value="1096.331" calcext:value-type="float">
            <text:p>1096,331</text:p>
          </table:table-cell>
          <table:table-cell office:value-type="float" office:value="266.577" calcext:value-type="float">
            <text:p>266,577</text:p>
          </table:table-cell>
          <table:table-cell office:value-type="float" office:value="527.229" calcext:value-type="float">
            <text:p>527,229</text:p>
          </table:table-cell>
          <table:table-cell office:value-type="float" office:value="984.943" calcext:value-type="float">
            <text:p>984,943</text:p>
          </table:table-cell>
          <table:table-cell table:number-columns-repeated="16378"/>
        </table:table-row>
        <table:table-row table:style-name="ro1">
          <table:table-cell office:value-type="float" office:value="405.79" calcext:value-type="float">
            <text:p>405,79</text:p>
          </table:table-cell>
          <table:table-cell office:value-type="float" office:value="688.696" calcext:value-type="float">
            <text:p>688,696</text:p>
          </table:table-cell>
          <table:table-cell office:value-type="float" office:value="1017.569" calcext:value-type="float">
            <text:p>1017,569</text:p>
          </table:table-cell>
          <table:table-cell office:value-type="float" office:value="434.281" calcext:value-type="float">
            <text:p>434,281</text:p>
          </table:table-cell>
          <table:table-cell office:value-type="float" office:value="698.315" calcext:value-type="float">
            <text:p>698,315</text:p>
          </table:table-cell>
          <table:table-cell office:value-type="float" office:value="1128.187" calcext:value-type="float">
            <text:p>1128,187</text:p>
          </table:table-cell>
          <table:table-cell table:number-columns-repeated="16378"/>
        </table:table-row>
        <table:table-row table:style-name="ro1">
          <table:table-cell office:value-type="float" office:value="283.397" calcext:value-type="float">
            <text:p>283,397</text:p>
          </table:table-cell>
          <table:table-cell office:value-type="float" office:value="680.167" calcext:value-type="float">
            <text:p>680,167</text:p>
          </table:table-cell>
          <table:table-cell office:value-type="float" office:value="1038.688" calcext:value-type="float">
            <text:p>1038,688</text:p>
          </table:table-cell>
          <table:table-cell office:value-type="float" office:value="346.39" calcext:value-type="float">
            <text:p>346,39</text:p>
          </table:table-cell>
          <table:table-cell office:value-type="float" office:value="691.23" calcext:value-type="float">
            <text:p>691,23</text:p>
          </table:table-cell>
          <table:table-cell office:value-type="float" office:value="932.955" calcext:value-type="float">
            <text:p>932,955</text:p>
          </table:table-cell>
          <table:table-cell table:number-columns-repeated="16378"/>
        </table:table-row>
        <table:table-row table:style-name="ro1">
          <table:table-cell office:value-type="float" office:value="378.081" calcext:value-type="float">
            <text:p>378,081</text:p>
          </table:table-cell>
          <table:table-cell office:value-type="float" office:value="612.356" calcext:value-type="float">
            <text:p>612,356</text:p>
          </table:table-cell>
          <table:table-cell office:value-type="float" office:value="1136.868" calcext:value-type="float">
            <text:p>1136,868</text:p>
          </table:table-cell>
          <table:table-cell office:value-type="float" office:value="467.365" calcext:value-type="float">
            <text:p>467,365</text:p>
          </table:table-cell>
          <table:table-cell office:value-type="float" office:value="675.427" calcext:value-type="float">
            <text:p>675,427</text:p>
          </table:table-cell>
          <table:table-cell office:value-type="float" office:value="1069.398" calcext:value-type="float">
            <text:p>1069,398</text:p>
          </table:table-cell>
          <table:table-cell table:number-columns-repeated="16378"/>
        </table:table-row>
        <table:table-row table:style-name="ro1">
          <table:table-cell office:value-type="float" office:value="380.052" calcext:value-type="float">
            <text:p>380,052</text:p>
          </table:table-cell>
          <table:table-cell office:value-type="float" office:value="707.291" calcext:value-type="float">
            <text:p>707,291</text:p>
          </table:table-cell>
          <table:table-cell office:value-type="float" office:value="1167.243" calcext:value-type="float">
            <text:p>1167,243</text:p>
          </table:table-cell>
          <table:table-cell office:value-type="float" office:value="347.297" calcext:value-type="float">
            <text:p>347,297</text:p>
          </table:table-cell>
          <table:table-cell office:value-type="float" office:value="658.457" calcext:value-type="float">
            <text:p>658,457</text:p>
          </table:table-cell>
          <table:table-cell office:value-type="float" office:value="1011.32" calcext:value-type="float">
            <text:p>1011,32</text:p>
          </table:table-cell>
          <table:table-cell table:number-columns-repeated="16378"/>
        </table:table-row>
        <table:table-row table:style-name="ro1">
          <table:table-cell office:value-type="float" office:value="358.174" calcext:value-type="float">
            <text:p>358,174</text:p>
          </table:table-cell>
          <table:table-cell office:value-type="float" office:value="681.455" calcext:value-type="float">
            <text:p>681,455</text:p>
          </table:table-cell>
          <table:table-cell office:value-type="float" office:value="986.08" calcext:value-type="float">
            <text:p>986,08</text:p>
          </table:table-cell>
          <table:table-cell office:value-type="float" office:value="370.036" calcext:value-type="float">
            <text:p>370,036</text:p>
          </table:table-cell>
          <table:table-cell office:value-type="float" office:value="742.775" calcext:value-type="float">
            <text:p>742,775</text:p>
          </table:table-cell>
          <table:table-cell office:value-type="float" office:value="1032.581" calcext:value-type="float">
            <text:p>1032,581</text:p>
          </table:table-cell>
          <table:table-cell table:number-columns-repeated="16378"/>
        </table:table-row>
        <table:table-row table:style-name="ro1">
          <table:table-cell office:value-type="float" office:value="306.862" calcext:value-type="float">
            <text:p>306,862</text:p>
          </table:table-cell>
          <table:table-cell office:value-type="float" office:value="543.208" calcext:value-type="float">
            <text:p>543,208</text:p>
          </table:table-cell>
          <table:table-cell office:value-type="float" office:value="1031.946" calcext:value-type="float">
            <text:p>1031,946</text:p>
          </table:table-cell>
          <table:table-cell office:value-type="float" office:value="332.097" calcext:value-type="float">
            <text:p>332,097</text:p>
          </table:table-cell>
          <table:table-cell office:value-type="float" office:value="699.098" calcext:value-type="float">
            <text:p>699,098</text:p>
          </table:table-cell>
          <table:table-cell office:value-type="float" office:value="1133.424" calcext:value-type="float">
            <text:p>1133,424</text:p>
          </table:table-cell>
          <table:table-cell table:number-columns-repeated="16378"/>
        </table:table-row>
        <table:table-row table:style-name="ro1">
          <table:table-cell office:value-type="float" office:value="417.21" calcext:value-type="float">
            <text:p>417,21</text:p>
          </table:table-cell>
          <table:table-cell office:value-type="float" office:value="745.852" calcext:value-type="float">
            <text:p>745,852</text:p>
          </table:table-cell>
          <table:table-cell office:value-type="float" office:value="1194.478" calcext:value-type="float">
            <text:p>1194,478</text:p>
          </table:table-cell>
          <table:table-cell office:value-type="float" office:value="374.237" calcext:value-type="float">
            <text:p>374,237</text:p>
          </table:table-cell>
          <table:table-cell office:value-type="float" office:value="643.403" calcext:value-type="float">
            <text:p>643,403</text:p>
          </table:table-cell>
          <table:table-cell office:value-type="float" office:value="1146.883" calcext:value-type="float">
            <text:p>1146,883</text:p>
          </table:table-cell>
          <table:table-cell table:number-columns-repeated="16378"/>
        </table:table-row>
        <table:table-row table:style-name="ro1">
          <table:table-cell office:value-type="float" office:value="394.962" calcext:value-type="float">
            <text:p>394,962</text:p>
          </table:table-cell>
          <table:table-cell office:value-type="float" office:value="687.593" calcext:value-type="float">
            <text:p>687,593</text:p>
          </table:table-cell>
          <table:table-cell office:value-type="float" office:value="1034.862" calcext:value-type="float">
            <text:p>1034,862</text:p>
          </table:table-cell>
          <table:table-cell office:value-type="float" office:value="395.497" calcext:value-type="float">
            <text:p>395,497</text:p>
          </table:table-cell>
          <table:table-cell office:value-type="float" office:value="739.431" calcext:value-type="float">
            <text:p>739,431</text:p>
          </table:table-cell>
          <table:table-cell office:value-type="float" office:value="995.062" calcext:value-type="float">
            <text:p>995,062</text:p>
          </table:table-cell>
          <table:table-cell table:number-columns-repeated="16378"/>
        </table:table-row>
        <table:table-row table:style-name="ro1">
          <table:table-cell office:value-type="float" office:value="369.672" calcext:value-type="float">
            <text:p>369,672</text:p>
          </table:table-cell>
          <table:table-cell office:value-type="float" office:value="733.422" calcext:value-type="float">
            <text:p>733,422</text:p>
          </table:table-cell>
          <table:table-cell office:value-type="float" office:value="1147.939" calcext:value-type="float">
            <text:p>1147,939</text:p>
          </table:table-cell>
          <table:table-cell office:value-type="float" office:value="470.821" calcext:value-type="float">
            <text:p>470,821</text:p>
          </table:table-cell>
          <table:table-cell office:value-type="float" office:value="583.231" calcext:value-type="float">
            <text:p>583,231</text:p>
          </table:table-cell>
          <table:table-cell office:value-type="float" office:value="1021.063" calcext:value-type="float">
            <text:p>1021,063</text:p>
          </table:table-cell>
          <table:table-cell table:number-columns-repeated="16378"/>
        </table:table-row>
        <table:table-row table:style-name="ro1">
          <table:table-cell office:value-type="float" office:value="429.849" calcext:value-type="float">
            <text:p>429,849</text:p>
          </table:table-cell>
          <table:table-cell office:value-type="float" office:value="744.773" calcext:value-type="float">
            <text:p>744,773</text:p>
          </table:table-cell>
          <table:table-cell office:value-type="float" office:value="1029.225" calcext:value-type="float">
            <text:p>1029,225</text:p>
          </table:table-cell>
          <table:table-cell office:value-type="float" office:value="413.995" calcext:value-type="float">
            <text:p>413,995</text:p>
          </table:table-cell>
          <table:table-cell office:value-type="float" office:value="902.024" calcext:value-type="float">
            <text:p>902,024</text:p>
          </table:table-cell>
          <table:table-cell office:value-type="float" office:value="1187.981" calcext:value-type="float">
            <text:p>1187,981</text:p>
          </table:table-cell>
          <table:table-cell table:number-columns-repeated="16378"/>
        </table:table-row>
        <table:table-row table:style-name="ro1">
          <table:table-cell office:value-type="float" office:value="367.695" calcext:value-type="float">
            <text:p>367,695</text:p>
          </table:table-cell>
          <table:table-cell office:value-type="float" office:value="664.838" calcext:value-type="float">
            <text:p>664,838</text:p>
          </table:table-cell>
          <table:table-cell office:value-type="float" office:value="947.11" calcext:value-type="float">
            <text:p>947,11</text:p>
          </table:table-cell>
          <table:table-cell office:value-type="float" office:value="354.549" calcext:value-type="float">
            <text:p>354,549</text:p>
          </table:table-cell>
          <table:table-cell office:value-type="float" office:value="685.592" calcext:value-type="float">
            <text:p>685,592</text:p>
          </table:table-cell>
          <table:table-cell office:value-type="float" office:value="1015.301" calcext:value-type="float">
            <text:p>1015,301</text:p>
          </table:table-cell>
          <table:table-cell table:number-columns-repeated="16378"/>
        </table:table-row>
        <table:table-row table:style-name="ro1">
          <table:table-cell office:value-type="float" office:value="303.851" calcext:value-type="float">
            <text:p>303,851</text:p>
          </table:table-cell>
          <table:table-cell office:value-type="float" office:value="712.149" calcext:value-type="float">
            <text:p>712,149</text:p>
          </table:table-cell>
          <table:table-cell office:value-type="float" office:value="799.797" calcext:value-type="float">
            <text:p>799,797</text:p>
          </table:table-cell>
          <table:table-cell office:value-type="float" office:value="267.745" calcext:value-type="float">
            <text:p>267,745</text:p>
          </table:table-cell>
          <table:table-cell office:value-type="float" office:value="679.492" calcext:value-type="float">
            <text:p>679,492</text:p>
          </table:table-cell>
          <table:table-cell office:value-type="float" office:value="1124.413" calcext:value-type="float">
            <text:p>1124,413</text:p>
          </table:table-cell>
          <table:table-cell table:number-columns-repeated="16378"/>
        </table:table-row>
        <table:table-row table:style-name="ro1">
          <table:table-cell office:value-type="float" office:value="385.888" calcext:value-type="float">
            <text:p>385,888</text:p>
          </table:table-cell>
          <table:table-cell office:value-type="float" office:value="776.338" calcext:value-type="float">
            <text:p>776,338</text:p>
          </table:table-cell>
          <table:table-cell office:value-type="float" office:value="1137.562" calcext:value-type="float">
            <text:p>1137,562</text:p>
          </table:table-cell>
          <table:table-cell office:value-type="float" office:value="328.011" calcext:value-type="float">
            <text:p>328,011</text:p>
          </table:table-cell>
          <table:table-cell office:value-type="float" office:value="731.301" calcext:value-type="float">
            <text:p>731,301</text:p>
          </table:table-cell>
          <table:table-cell office:value-type="float" office:value="805.157" calcext:value-type="float">
            <text:p>805,157</text:p>
          </table:table-cell>
          <table:table-cell table:number-columns-repeated="16378"/>
        </table:table-row>
        <table:table-row table:style-name="ro1">
          <table:table-cell office:value-type="float" office:value="480.009" calcext:value-type="float">
            <text:p>480,009</text:p>
          </table:table-cell>
          <table:table-cell office:value-type="float" office:value="697.266" calcext:value-type="float">
            <text:p>697,266</text:p>
          </table:table-cell>
          <table:table-cell office:value-type="float" office:value="1064.853" calcext:value-type="float">
            <text:p>1064,853</text:p>
          </table:table-cell>
          <table:table-cell office:value-type="float" office:value="469.453" calcext:value-type="float">
            <text:p>469,453</text:p>
          </table:table-cell>
          <table:table-cell office:value-type="float" office:value="730.333" calcext:value-type="float">
            <text:p>730,333</text:p>
          </table:table-cell>
          <table:table-cell office:value-type="float" office:value="970.504" calcext:value-type="float">
            <text:p>970,504</text:p>
          </table:table-cell>
          <table:table-cell table:number-columns-repeated="16378"/>
        </table:table-row>
        <table:table-row table:style-name="ro1">
          <table:table-cell office:value-type="float" office:value="329.325" calcext:value-type="float">
            <text:p>329,325</text:p>
          </table:table-cell>
          <table:table-cell office:value-type="float" office:value="768.505" calcext:value-type="float">
            <text:p>768,505</text:p>
          </table:table-cell>
          <table:table-cell office:value-type="float" office:value="903.564" calcext:value-type="float">
            <text:p>903,564</text:p>
          </table:table-cell>
          <table:table-cell office:value-type="float" office:value="342.756" calcext:value-type="float">
            <text:p>342,756</text:p>
          </table:table-cell>
          <table:table-cell office:value-type="float" office:value="653.244" calcext:value-type="float">
            <text:p>653,244</text:p>
          </table:table-cell>
          <table:table-cell office:value-type="float" office:value="1129.283" calcext:value-type="float">
            <text:p>1129,283</text:p>
          </table:table-cell>
          <table:table-cell table:number-columns-repeated="16378"/>
        </table:table-row>
        <table:table-row table:style-name="ro1">
          <table:table-cell office:value-type="float" office:value="382.729" calcext:value-type="float">
            <text:p>382,729</text:p>
          </table:table-cell>
          <table:table-cell office:value-type="float" office:value="723.286" calcext:value-type="float">
            <text:p>723,286</text:p>
          </table:table-cell>
          <table:table-cell office:value-type="float" office:value="1138.308" calcext:value-type="float">
            <text:p>1138,308</text:p>
          </table:table-cell>
          <table:table-cell office:value-type="float" office:value="437.932" calcext:value-type="float">
            <text:p>437,932</text:p>
          </table:table-cell>
          <table:table-cell office:value-type="float" office:value="685.801" calcext:value-type="float">
            <text:p>685,801</text:p>
          </table:table-cell>
          <table:table-cell office:value-type="float" office:value="791.371" calcext:value-type="float">
            <text:p>791,371</text:p>
          </table:table-cell>
          <table:table-cell table:number-columns-repeated="16378"/>
        </table:table-row>
        <table:table-row table:style-name="ro1">
          <table:table-cell office:value-type="float" office:value="368.057" calcext:value-type="float">
            <text:p>368,057</text:p>
          </table:table-cell>
          <table:table-cell office:value-type="float" office:value="718.399" calcext:value-type="float">
            <text:p>718,399</text:p>
          </table:table-cell>
          <table:table-cell office:value-type="float" office:value="1073.537" calcext:value-type="float">
            <text:p>1073,537</text:p>
          </table:table-cell>
          <table:table-cell office:value-type="float" office:value="408.769" calcext:value-type="float">
            <text:p>408,769</text:p>
          </table:table-cell>
          <table:table-cell office:value-type="float" office:value="613.561" calcext:value-type="float">
            <text:p>613,561</text:p>
          </table:table-cell>
          <table:table-cell office:value-type="float" office:value="1088.607" calcext:value-type="float">
            <text:p>1088,607</text:p>
          </table:table-cell>
          <table:table-cell table:number-columns-repeated="16378"/>
        </table:table-row>
        <table:table-row table:style-name="ro1">
          <table:table-cell office:value-type="float" office:value="311.359" calcext:value-type="float">
            <text:p>311,359</text:p>
          </table:table-cell>
          <table:table-cell office:value-type="float" office:value="679.097" calcext:value-type="float">
            <text:p>679,097</text:p>
          </table:table-cell>
          <table:table-cell office:value-type="float" office:value="1192.679" calcext:value-type="float">
            <text:p>1192,679</text:p>
          </table:table-cell>
          <table:table-cell office:value-type="float" office:value="292.382" calcext:value-type="float">
            <text:p>292,382</text:p>
          </table:table-cell>
          <table:table-cell office:value-type="float" office:value="632.929" calcext:value-type="float">
            <text:p>632,929</text:p>
          </table:table-cell>
          <table:table-cell office:value-type="float" office:value="890.954" calcext:value-type="float">
            <text:p>890,954</text:p>
          </table:table-cell>
          <table:table-cell table:number-columns-repeated="16378"/>
        </table:table-row>
        <table:table-row table:style-name="ro1">
          <table:table-cell office:value-type="float" office:value="355.66" calcext:value-type="float">
            <text:p>355,66</text:p>
          </table:table-cell>
          <table:table-cell office:value-type="float" office:value="694.721" calcext:value-type="float">
            <text:p>694,721</text:p>
          </table:table-cell>
          <table:table-cell office:value-type="float" office:value="1074.59" calcext:value-type="float">
            <text:p>1074,59</text:p>
          </table:table-cell>
          <table:table-cell office:value-type="float" office:value="383.339" calcext:value-type="float">
            <text:p>383,339</text:p>
          </table:table-cell>
          <table:table-cell office:value-type="float" office:value="717.605" calcext:value-type="float">
            <text:p>717,605</text:p>
          </table:table-cell>
          <table:table-cell office:value-type="float" office:value="1105.889" calcext:value-type="float">
            <text:p>1105,889</text:p>
          </table:table-cell>
          <table:table-cell table:number-columns-repeated="16378"/>
        </table:table-row>
        <table:table-row table:style-name="ro1">
          <table:table-cell office:value-type="float" office:value="322.803" calcext:value-type="float">
            <text:p>322,803</text:p>
          </table:table-cell>
          <table:table-cell office:value-type="float" office:value="639.304" calcext:value-type="float">
            <text:p>639,304</text:p>
          </table:table-cell>
          <table:table-cell office:value-type="float" office:value="974.378" calcext:value-type="float">
            <text:p>974,378</text:p>
          </table:table-cell>
          <table:table-cell office:value-type="float" office:value="376.574" calcext:value-type="float">
            <text:p>376,574</text:p>
          </table:table-cell>
          <table:table-cell office:value-type="float" office:value="752.556" calcext:value-type="float">
            <text:p>752,556</text:p>
          </table:table-cell>
          <table:table-cell office:value-type="float" office:value="1086.499" calcext:value-type="float">
            <text:p>1086,499</text:p>
          </table:table-cell>
          <table:table-cell table:number-columns-repeated="16378"/>
        </table:table-row>
        <table:table-row table:style-name="ro1">
          <table:table-cell office:value-type="float" office:value="326.904" calcext:value-type="float">
            <text:p>326,904</text:p>
          </table:table-cell>
          <table:table-cell office:value-type="float" office:value="842.463" calcext:value-type="float">
            <text:p>842,463</text:p>
          </table:table-cell>
          <table:table-cell office:value-type="float" office:value="1247.058" calcext:value-type="float">
            <text:p>1247,058</text:p>
          </table:table-cell>
          <table:table-cell office:value-type="float" office:value="312.032" calcext:value-type="float">
            <text:p>312,032</text:p>
          </table:table-cell>
          <table:table-cell office:value-type="float" office:value="842.32" calcext:value-type="float">
            <text:p>842,32</text:p>
          </table:table-cell>
          <table:table-cell office:value-type="float" office:value="1154.137" calcext:value-type="float">
            <text:p>1154,137</text:p>
          </table:table-cell>
          <table:table-cell table:number-columns-repeated="16378"/>
        </table:table-row>
        <table:table-row table:style-name="ro1">
          <table:table-cell office:value-type="float" office:value="417.394" calcext:value-type="float">
            <text:p>417,394</text:p>
          </table:table-cell>
          <table:table-cell office:value-type="float" office:value="665.562" calcext:value-type="float">
            <text:p>665,562</text:p>
          </table:table-cell>
          <table:table-cell office:value-type="float" office:value="1120.217" calcext:value-type="float">
            <text:p>1120,217</text:p>
          </table:table-cell>
          <table:table-cell office:value-type="float" office:value="436.028" calcext:value-type="float">
            <text:p>436,028</text:p>
          </table:table-cell>
          <table:table-cell office:value-type="float" office:value="667.15" calcext:value-type="float">
            <text:p>667,15</text:p>
          </table:table-cell>
          <table:table-cell office:value-type="float" office:value="964.696" calcext:value-type="float">
            <text:p>964,696</text:p>
          </table:table-cell>
          <table:table-cell table:number-columns-repeated="16378"/>
        </table:table-row>
        <table:table-row table:style-name="ro1">
          <table:table-cell office:value-type="float" office:value="385.36" calcext:value-type="float">
            <text:p>385,36</text:p>
          </table:table-cell>
          <table:table-cell office:value-type="float" office:value="701.547" calcext:value-type="float">
            <text:p>701,547</text:p>
          </table:table-cell>
          <table:table-cell office:value-type="float" office:value="1050.855" calcext:value-type="float">
            <text:p>1050,855</text:p>
          </table:table-cell>
          <table:table-cell office:value-type="float" office:value="328.7" calcext:value-type="float">
            <text:p>328,7</text:p>
          </table:table-cell>
          <table:table-cell office:value-type="float" office:value="687.056" calcext:value-type="float">
            <text:p>687,056</text:p>
          </table:table-cell>
          <table:table-cell office:value-type="float" office:value="1042.599" calcext:value-type="float">
            <text:p>1042,599</text:p>
          </table:table-cell>
          <table:table-cell table:number-columns-repeated="16378"/>
        </table:table-row>
        <table:table-row table:style-name="ro1">
          <table:table-cell office:value-type="float" office:value="414.486" calcext:value-type="float">
            <text:p>414,486</text:p>
          </table:table-cell>
          <table:table-cell office:value-type="float" office:value="755.698" calcext:value-type="float">
            <text:p>755,698</text:p>
          </table:table-cell>
          <table:table-cell office:value-type="float" office:value="1165.783" calcext:value-type="float">
            <text:p>1165,783</text:p>
          </table:table-cell>
          <table:table-cell office:value-type="float" office:value="396.8" calcext:value-type="float">
            <text:p>396,8</text:p>
          </table:table-cell>
          <table:table-cell office:value-type="float" office:value="617.566" calcext:value-type="float">
            <text:p>617,566</text:p>
          </table:table-cell>
          <table:table-cell office:value-type="float" office:value="1228.958" calcext:value-type="float">
            <text:p>1228,958</text:p>
          </table:table-cell>
          <table:table-cell table:number-columns-repeated="16378"/>
        </table:table-row>
        <table:table-row table:style-name="ro1">
          <table:table-cell office:value-type="float" office:value="377.876" calcext:value-type="float">
            <text:p>377,876</text:p>
          </table:table-cell>
          <table:table-cell office:value-type="float" office:value="720.097" calcext:value-type="float">
            <text:p>720,097</text:p>
          </table:table-cell>
          <table:table-cell office:value-type="float" office:value="1074.227" calcext:value-type="float">
            <text:p>1074,227</text:p>
          </table:table-cell>
          <table:table-cell/>
          <table:table-cell office:value-type="float" office:value="720.692" calcext:value-type="float">
            <text:p>720,692</text:p>
          </table:table-cell>
          <table:table-cell office:value-type="float" office:value="1097.147" calcext:value-type="float">
            <text:p>1097,147</text:p>
          </table:table-cell>
          <table:table-cell table:number-columns-repeated="16378"/>
        </table:table-row>
        <table:table-row table:style-name="ro1">
          <table:table-cell office:value-type="float" office:value="417.101" calcext:value-type="float">
            <text:p>417,101</text:p>
          </table:table-cell>
          <table:table-cell office:value-type="float" office:value="795.158" calcext:value-type="float">
            <text:p>795,158</text:p>
          </table:table-cell>
          <table:table-cell office:value-type="float" office:value="907.613" calcext:value-type="float">
            <text:p>907,613</text:p>
          </table:table-cell>
          <table:table-cell/>
          <table:table-cell office:value-type="float" office:value="517.09" calcext:value-type="float">
            <text:p>517,09</text:p>
          </table:table-cell>
          <table:table-cell office:value-type="float" office:value="1027.671" calcext:value-type="float">
            <text:p>1027,671</text:p>
          </table:table-cell>
          <table:table-cell table:number-columns-repeated="16378"/>
        </table:table-row>
        <table:table-row table:style-name="ro1">
          <table:table-cell office:value-type="float" office:value="327.496" calcext:value-type="float">
            <text:p>327,496</text:p>
          </table:table-cell>
          <table:table-cell office:value-type="float" office:value="720.859" calcext:value-type="float">
            <text:p>720,859</text:p>
          </table:table-cell>
          <table:table-cell office:value-type="float" office:value="915.76" calcext:value-type="float">
            <text:p>915,76</text:p>
          </table:table-cell>
          <table:table-cell/>
          <table:table-cell office:value-type="float" office:value="677.425" calcext:value-type="float">
            <text:p>677,425</text:p>
          </table:table-cell>
          <table:table-cell office:value-type="float" office:value="1108.529" calcext:value-type="float">
            <text:p>1108,529</text:p>
          </table:table-cell>
          <table:table-cell table:number-columns-repeated="16378"/>
        </table:table-row>
        <table:table-row table:style-name="ro1">
          <table:table-cell office:value-type="float" office:value="298.634" calcext:value-type="float">
            <text:p>298,634</text:p>
          </table:table-cell>
          <table:table-cell office:value-type="float" office:value="719.794" calcext:value-type="float">
            <text:p>719,794</text:p>
          </table:table-cell>
          <table:table-cell office:value-type="float" office:value="987.665" calcext:value-type="float">
            <text:p>987,665</text:p>
          </table:table-cell>
          <table:table-cell/>
          <table:table-cell office:value-type="float" office:value="737.087" calcext:value-type="float">
            <text:p>737,087</text:p>
          </table:table-cell>
          <table:table-cell office:value-type="float" office:value="1070.86" calcext:value-type="float">
            <text:p>1070,86</text:p>
          </table:table-cell>
          <table:table-cell table:number-columns-repeated="16378"/>
        </table:table-row>
        <table:table-row table:style-name="ro1">
          <table:table-cell office:value-type="float" office:value="257.875" calcext:value-type="float">
            <text:p>257,875</text:p>
          </table:table-cell>
          <table:table-cell office:value-type="float" office:value="702.022" calcext:value-type="float">
            <text:p>702,022</text:p>
          </table:table-cell>
          <table:table-cell office:value-type="float" office:value="856.11" calcext:value-type="float">
            <text:p>856,11</text:p>
          </table:table-cell>
          <table:table-cell/>
          <table:table-cell office:value-type="float" office:value="749.434" calcext:value-type="float">
            <text:p>749,434</text:p>
          </table:table-cell>
          <table:table-cell office:value-type="float" office:value="895.415" calcext:value-type="float">
            <text:p>895,415</text:p>
          </table:table-cell>
          <table:table-cell table:number-columns-repeated="16378"/>
        </table:table-row>
        <table:table-row table:style-name="ro1">
          <table:table-cell office:value-type="float" office:value="451.552" calcext:value-type="float">
            <text:p>451,552</text:p>
          </table:table-cell>
          <table:table-cell office:value-type="float" office:value="697.074" calcext:value-type="float">
            <text:p>697,074</text:p>
          </table:table-cell>
          <table:table-cell office:value-type="float" office:value="1096.224" calcext:value-type="float">
            <text:p>1096,224</text:p>
          </table:table-cell>
          <table:table-cell/>
          <table:table-cell office:value-type="float" office:value="673.409" calcext:value-type="float">
            <text:p>673,409</text:p>
          </table:table-cell>
          <table:table-cell office:value-type="float" office:value="893.081" calcext:value-type="float">
            <text:p>893,081</text:p>
          </table:table-cell>
          <table:table-cell table:number-columns-repeated="16378"/>
        </table:table-row>
        <table:table-row table:style-name="ro1">
          <table:table-cell office:value-type="float" office:value="247.592" calcext:value-type="float">
            <text:p>247,592</text:p>
          </table:table-cell>
          <table:table-cell office:value-type="float" office:value="672.975" calcext:value-type="float">
            <text:p>672,975</text:p>
          </table:table-cell>
          <table:table-cell office:value-type="float" office:value="1078.754" calcext:value-type="float">
            <text:p>1078,754</text:p>
          </table:table-cell>
          <table:table-cell/>
          <table:table-cell office:value-type="float" office:value="723.85" calcext:value-type="float">
            <text:p>723,85</text:p>
          </table:table-cell>
          <table:table-cell office:value-type="float" office:value="963.191" calcext:value-type="float">
            <text:p>963,191</text:p>
          </table:table-cell>
          <table:table-cell table:number-columns-repeated="16378"/>
        </table:table-row>
        <table:table-row table:style-name="ro1">
          <table:table-cell office:value-type="float" office:value="257.342" calcext:value-type="float">
            <text:p>257,342</text:p>
          </table:table-cell>
          <table:table-cell office:value-type="float" office:value="657.764" calcext:value-type="float">
            <text:p>657,764</text:p>
          </table:table-cell>
          <table:table-cell office:value-type="float" office:value="833.176" calcext:value-type="float">
            <text:p>833,176</text:p>
          </table:table-cell>
          <table:table-cell/>
          <table:table-cell office:value-type="float" office:value="756.119" calcext:value-type="float">
            <text:p>756,119</text:p>
          </table:table-cell>
          <table:table-cell office:value-type="float" office:value="862.444" calcext:value-type="float">
            <text:p>862,444</text:p>
          </table:table-cell>
          <table:table-cell table:number-columns-repeated="16378"/>
        </table:table-row>
        <table:table-row table:style-name="ro1">
          <table:table-cell office:value-type="float" office:value="322.707" calcext:value-type="float">
            <text:p>322,707</text:p>
          </table:table-cell>
          <table:table-cell office:value-type="float" office:value="532.487" calcext:value-type="float">
            <text:p>532,487</text:p>
          </table:table-cell>
          <table:table-cell office:value-type="float" office:value="935.944" calcext:value-type="float">
            <text:p>935,944</text:p>
          </table:table-cell>
          <table:table-cell/>
          <table:table-cell office:value-type="float" office:value="843.295" calcext:value-type="float">
            <text:p>843,295</text:p>
          </table:table-cell>
          <table:table-cell office:value-type="float" office:value="1088.935" calcext:value-type="float">
            <text:p>1088,93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942.174" calcext:value-type="float">
            <text:p>942,174</text:p>
          </table:table-cell>
          <table:table-cell/>
          <table:table-cell office:value-type="float" office:value="719.76" calcext:value-type="float">
            <text:p>719,76</text:p>
          </table:table-cell>
          <table:table-cell office:value-type="float" office:value="1068.533" calcext:value-type="float">
            <text:p>1068,53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975.912" calcext:value-type="float">
            <text:p>975,912</text:p>
          </table:table-cell>
          <table:table-cell/>
          <table:table-cell office:value-type="float" office:value="666.588" calcext:value-type="float">
            <text:p>666,588</text:p>
          </table:table-cell>
          <table:table-cell office:value-type="float" office:value="823.82" calcext:value-type="float">
            <text:p>823,82</text:p>
          </table:table-cell>
          <table:table-cell table:number-columns-repeated="16378"/>
        </table:table-row>
        <table:table-row table:style-name="ro1">
          <table:table-cell table:style-name="Default" table:number-columns-repeated="3"/>
          <table:table-cell/>
          <table:table-cell office:value-type="float" office:value="706.054" calcext:value-type="float">
            <text:p>706,054</text:p>
          </table:table-cell>
          <table:table-cell office:value-type="float" office:value="902.549" calcext:value-type="float">
            <text:p>902,549</text:p>
          </table:table-cell>
          <table:table-cell table:number-columns-repeated="16378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float" office:value="941.881" calcext:value-type="float">
            <text:p>941,881</text:p>
          </table:table-cell>
          <table:table-cell table:number-columns-repeated="16378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float" office:value="994.571" calcext:value-type="float">
            <text:p>994,571</text:p>
          </table:table-cell>
          <table:table-cell table:number-columns-repeated="16378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float" office:value="1156.99" calcext:value-type="float">
            <text:p>1156,99</text:p>
          </table:table-cell>
          <table:table-cell table:number-columns-repeated="16378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float" office:value="914.831" calcext:value-type="float">
            <text:p>914,831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6-05T18:17:20</meta:creation-date>
    <dc:date>2025-06-27T11:25:44.211089900</dc:date>
    <meta:generator>LibreOffice/25.2.4.3$Windows_X86_64 LibreOffice_project/33e196637044ead23f5c3226cde09b47731f7e27</meta:generator>
    <meta:editing-duration>PT28S</meta:editing-duration>
    <meta:editing-cycles>1</meta:editing-cycles>
    <meta:document-statistic meta:table-count="1" meta:cell-count="309" meta:object-count="0"/>
    <meta:user-defined meta:name="AppVersion">16.0300</meta:user-defined>
  </office:meta>
</office:document-meta>
</file>